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bd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 clone the files to your computer.</text:p>
      <text:p text:style-name="Standard"/>
      <text:p text:style-name="Standard">- First create a folder on your pc where you want to put all of the files from github.</text:p>
      <text:p text:style-name="P1">- In terminal cd to the folder you just made</text:p>
      <text:p text:style-name="Standard">- t<text:span text:style-name="T1">ype: git clone http://(repository address)</text:span></text:p>
      <text:p text:style-name="Standard">- ex: <text:s/><text:span text:style-name="T2">$ <text:s/></text:span>git clone https://github.com/TheRoomMapp/App-Name-Pending</text:p>
      <text:p text:style-name="Standard"/>
      <text:p text:style-name="Standard">2. Great you should now have the files on your computer</text:p>
      <text:p text:style-name="Standard"/>
      <text:p text:style-name="Standard">-check to make sure the files are actually there</text:p>
      <text:p text:style-name="Standard">-<text:span text:style-name="T1">cd into the new files</text:span></text:p>
      <text:p text:style-name="Standard">-ex: cd App-Name-Pending</text:p>
      <text:p text:style-name="Standard">-<text:span text:style-name="T1">check git status</text:span></text:p>
      <text:p text:style-name="Standard">-ex: <text:span text:style-name="T2">$</text:span> git statu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3T10:46:00.756823820</meta:creation-date>
    <dc:date>2019-01-13T10:50:20.199722298</dc:date>
    <meta:editing-duration>PT4M1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83" meta:character-count="461" meta:non-whitespace-character-count="387"/>
  </office:meta>
</office:document-meta>
</file>